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2.311cm"/>
    </style:style>
    <style:style style:name="co4" style:family="table-column">
      <style:table-column-properties fo:break-before="auto" style:column-width="5.891cm"/>
    </style:style>
    <style:style style:name="co5" style:family="table-column">
      <style:table-column-properties fo:break-before="auto" style:column-width="5.567cm"/>
    </style:style>
    <style:style style:name="co6" style:family="table-column">
      <style:table-column-properties fo:break-before="auto" style:column-width="16.085cm"/>
    </style:style>
    <style:style style:name="co7" style:family="table-column">
      <style:table-column-properties fo:break-before="auto" style:column-width="13.799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enchmark MYSQL</text:p>
          </table:table-cell>
          <table:table-cell table:number-columns-repeated="9"/>
        </table:table-row>
        <table:table-row table:style-name="ro1">
          <table:table-cell office:value-type="string">
            <text:p>Nb requete</text:p>
          </table:table-cell>
          <table:table-cell table:number-columns-repeated="4"/>
          <table:table-cell office:value-type="string">
            <text:p>Moyenn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ans DRBD</text:p>
          </table:table-cell>
          <table:table-cell office:value-type="string">
            <text:p>Avec DRBD</text:p>
          </table:table-cell>
          <table:table-cell office:value-type="string">
            <text:p>Avec DRBD Saturated</text:p>
          </table:table-cell>
          <table:table-cell/>
          <table:table-cell office:value-type="string">
            <text:p>without DRBD</text:p>
          </table:table-cell>
          <table:table-cell office:value-type="string">
            <text:p>with DRBD(non saturated network)</text:p>
          </table:table-cell>
          <table:table-cell office:value-type="string">
            <text:p>With DRBD(saturated network)</text:p>
          </table:table-cell>
          <table:table-cell/>
          <table:table-cell office:value-type="string">
            <text:p>Augmentation Pourcentage avec DRBD non saturé</text:p>
          </table:table-cell>
          <table:table-cell office:value-type="string">
            <text:p>Augmentation Pourcentage avec DRBD saturé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5">
            <text:p>3,5</text:p>
          </table:table-cell>
          <table:table-cell office:value-type="float" office:value="3.3999">
            <text:p>3,4</text:p>
          </table:table-cell>
          <table:table-cell office:value-type="float" office:value="7.7341">
            <text:p>7,73</text:p>
          </table:table-cell>
          <table:table-cell office:value-type="float" office:value="5000">
            <text:p>5000</text:p>
          </table:table-cell>
          <table:table-cell table:formula="oooc:=AVERAGE([.B5:.B14])" office:value-type="float" office:value="3.66754">
            <text:p>3,67</text:p>
          </table:table-cell>
          <table:table-cell table:formula="oooc:=AVERAGE([.C5:.C14])" office:value-type="float" office:value="3.66014">
            <text:p>3,66</text:p>
          </table:table-cell>
          <table:table-cell table:formula="oooc:=AVERAGE([.D5:.D14])" office:value-type="float" office:value="8.75394">
            <text:p>8,75</text:p>
          </table:table-cell>
          <table:table-cell/>
          <table:table-cell table:formula="oooc:=[.G5]/([.F5]/100)-100" office:value-type="float" office:value="-0.201770123843232">
            <text:p>-0,2</text:p>
          </table:table-cell>
          <table:table-cell table:formula="oooc:=[.H5]/([.F5]/100)-100" office:value-type="float" office:value="138.686967285974">
            <text:p>138,69</text:p>
          </table:table-cell>
        </table:table-row>
        <table:table-row table:style-name="ro1">
          <table:table-cell/>
          <table:table-cell office:value-type="float" office:value="3.5368">
            <text:p>3,54</text:p>
          </table:table-cell>
          <table:table-cell office:value-type="float" office:value="3.4011">
            <text:p>3,4</text:p>
          </table:table-cell>
          <table:table-cell office:value-type="float" office:value="8.3307">
            <text:p>8,33</text:p>
          </table:table-cell>
          <table:table-cell office:value-type="float" office:value="10000">
            <text:p>10000</text:p>
          </table:table-cell>
          <table:table-cell table:formula="oooc:=AVERAGE([.B18:.B27])" office:value-type="float" office:value="7.5089">
            <text:p>7,51</text:p>
          </table:table-cell>
          <table:table-cell table:formula="oooc:=AVERAGE([.C18:.C27])" office:value-type="float" office:value="7.80468">
            <text:p>7,8</text:p>
          </table:table-cell>
          <table:table-cell table:formula="oooc:=AVERAGE([.D18:.D27])" office:value-type="float" office:value="18.95129">
            <text:p>18,95</text:p>
          </table:table-cell>
          <table:table-cell/>
          <table:table-cell table:formula="oooc:=[.G6]/([.F6]/100)-100" office:value-type="float" office:value="3.93905898333978">
            <text:p>3,94</text:p>
          </table:table-cell>
          <table:table-cell table:formula="oooc:=[.H6]/([.F6]/100)-100" office:value-type="float" office:value="152.384370546951">
            <text:p>152,38</text:p>
          </table:table-cell>
        </table:table-row>
        <table:table-row table:style-name="ro1">
          <table:table-cell/>
          <table:table-cell office:value-type="float" office:value="3.9832">
            <text:p>3,98</text:p>
          </table:table-cell>
          <table:table-cell office:value-type="float" office:value="4.5152">
            <text:p>4,52</text:p>
          </table:table-cell>
          <table:table-cell office:value-type="float" office:value="7.8188">
            <text:p>7,82</text:p>
          </table:table-cell>
          <table:table-cell office:value-type="float" office:value="20000">
            <text:p>20000</text:p>
          </table:table-cell>
          <table:table-cell table:formula="oooc:=AVERAGE([.B30:.B39])" office:value-type="float" office:value="14.95231">
            <text:p>14,95</text:p>
          </table:table-cell>
          <table:table-cell table:formula="oooc:=AVERAGE([.C30:.C39])" office:value-type="float" office:value="16.23137">
            <text:p>16,23</text:p>
          </table:table-cell>
          <table:table-cell table:formula="oooc:=AVERAGE([.D30:.D39])" office:value-type="float" office:value="41.36829">
            <text:p>41,37</text:p>
          </table:table-cell>
          <table:table-cell/>
          <table:table-cell table:formula="oooc:=[.G7]/([.F7]/100)-100" office:value-type="float" office:value="8.55426352182371">
            <text:p>8,55</text:p>
          </table:table-cell>
          <table:table-cell table:formula="oooc:=[.H7]/([.F7]/100)-100" office:value-type="float" office:value="176.668220495696">
            <text:p>176,67</text:p>
          </table:table-cell>
        </table:table-row>
        <table:table-row table:style-name="ro1">
          <table:table-cell/>
          <table:table-cell office:value-type="float" office:value="3.5736">
            <text:p>3,57</text:p>
          </table:table-cell>
          <table:table-cell office:value-type="float" office:value="4.3446">
            <text:p>4,34</text:p>
          </table:table-cell>
          <table:table-cell office:value-type="float" office:value="9.6555">
            <text:p>9,66</text:p>
          </table:table-cell>
          <table:table-cell office:value-type="float" office:value="40000">
            <text:p>40000</text:p>
          </table:table-cell>
          <table:table-cell table:formula="oooc:=AVERAGE([.B43:.B52])" office:value-type="float" office:value="31.43222">
            <text:p>31,43</text:p>
          </table:table-cell>
          <table:table-cell table:formula="oooc:=AVERAGE([.C43:.C52])" office:value-type="float" office:value="32.81638">
            <text:p>32,82</text:p>
          </table:table-cell>
          <table:table-cell table:formula="oooc:=AVERAGE([.D43:.D52])" office:value-type="float" office:value="82.85978">
            <text:p>82,86</text:p>
          </table:table-cell>
          <table:table-cell/>
          <table:table-cell table:formula="oooc:=[.G8]/([.F8]/100)-100" office:value-type="float" office:value="4.40363423264408">
            <text:p>4,4</text:p>
          </table:table-cell>
          <table:table-cell table:formula="oooc:=[.H8]/([.F8]/100)-100" office:value-type="float" office:value="163.614151338976">
            <text:p>163,61</text:p>
          </table:table-cell>
        </table:table-row>
        <table:table-row table:style-name="ro1">
          <table:table-cell/>
          <table:table-cell office:value-type="float" office:value="3.688">
            <text:p>3,69</text:p>
          </table:table-cell>
          <table:table-cell office:value-type="float" office:value="3.6856">
            <text:p>3,69</text:p>
          </table:table-cell>
          <table:table-cell office:value-type="float" office:value="9.1925">
            <text:p>9,19</text:p>
          </table:table-cell>
          <table:table-cell office:value-type="float" office:value="80000">
            <text:p>80000</text:p>
          </table:table-cell>
          <table:table-cell table:formula="oooc:=AVERAGE([.B56:.B65])" office:value-type="float" office:value="61.62413">
            <text:p>61,62</text:p>
          </table:table-cell>
          <table:table-cell table:formula="oooc:=AVERAGE([.C56:.C65])" office:value-type="float" office:value="66.76942">
            <text:p>66,77</text:p>
          </table:table-cell>
          <table:table-cell table:formula="oooc:=AVERAGE([.D56:.D65])" office:value-type="float" office:value="169.6394">
            <text:p>169,64</text:p>
          </table:table-cell>
          <table:table-cell/>
          <table:table-cell table:formula="oooc:=[.G9]/([.F9]/100)-100" office:value-type="float" office:value="8.34947284448477">
            <text:p>8,35</text:p>
          </table:table-cell>
          <table:table-cell table:formula="oooc:=[.H9]/([.F9]/100)-100" office:value-type="float" office:value="175.280803152921">
            <text:p>175,28</text:p>
          </table:table-cell>
        </table:table-row>
        <table:table-row table:style-name="ro1">
          <table:table-cell/>
          <table:table-cell office:value-type="float" office:value="3.528">
            <text:p>3,53</text:p>
          </table:table-cell>
          <table:table-cell office:value-type="float" office:value="3.3941">
            <text:p>3,39</text:p>
          </table:table-cell>
          <table:table-cell office:value-type="float" office:value="8.3093">
            <text:p>8,31</text:p>
          </table:table-cell>
          <table:table-cell office:value-type="float" office:value="160000">
            <text:p>160000</text:p>
          </table:table-cell>
          <table:table-cell table:formula="oooc:=AVERAGE([.B69:.B78])" office:value-type="float" office:value="124.32133">
            <text:p>124,32</text:p>
          </table:table-cell>
          <table:table-cell table:formula="oooc:=AVERAGE([.C69:.C78])" office:value-type="float" office:value="134.03618">
            <text:p>134,04</text:p>
          </table:table-cell>
          <table:table-cell table:formula="oooc:=AVERAGE([.D69:.D78])" office:value-type="float" office:value="342.22768">
            <text:p>342,23</text:p>
          </table:table-cell>
          <table:table-cell/>
          <table:table-cell table:formula="oooc:=[.G10]/([.F10]/100)-100" office:value-type="float" office:value="7.81430668413859">
            <text:p>7,81</text:p>
          </table:table-cell>
          <table:table-cell table:formula="oooc:=[.H10]/([.F10]/100)-100" office:value-type="float" office:value="175.276720414751">
            <text:p>175,28</text:p>
          </table:table-cell>
        </table:table-row>
        <table:table-row table:style-name="ro1">
          <table:table-cell/>
          <table:table-cell office:value-type="float" office:value="3.7084">
            <text:p>3,71</text:p>
          </table:table-cell>
          <table:table-cell office:value-type="float" office:value="3.3641">
            <text:p>3,36</text:p>
          </table:table-cell>
          <table:table-cell office:value-type="float" office:value="8.3749">
            <text:p>8,37</text:p>
          </table:table-cell>
          <table:table-cell office:value-type="float" office:value="320000">
            <text:p>320000</text:p>
          </table:table-cell>
          <table:table-cell table:formula="oooc:=AVERAGE([.B82:.B91])" office:value-type="float" office:value="247.98773">
            <text:p>247,99</text:p>
          </table:table-cell>
          <table:table-cell table:formula="oooc:=AVERAGE([.C82:.C91])" office:value-type="float" office:value="264.56148">
            <text:p>264,56</text:p>
          </table:table-cell>
          <table:table-cell table:formula="oooc:=AVERAGE([.D82:.D91])" office:value-type="float" office:value="682.21249">
            <text:p>682,21</text:p>
          </table:table-cell>
          <table:table-cell/>
          <table:table-cell table:formula="oooc:=[.G11]/([.F11]/100)-100" office:value-type="float" office:value="6.68329437105618">
            <text:p>6,68</text:p>
          </table:table-cell>
          <table:table-cell table:formula="oooc:=[.H11]/([.F11]/100)-100" office:value-type="float" office:value="175.099292210949">
            <text:p>175,1</text:p>
          </table:table-cell>
        </table:table-row>
        <table:table-row table:style-name="ro1">
          <table:table-cell/>
          <table:table-cell office:value-type="float" office:value="3.8912">
            <text:p>3,89</text:p>
          </table:table-cell>
          <table:table-cell office:value-type="float" office:value="3.5206">
            <text:p>3,52</text:p>
          </table:table-cell>
          <table:table-cell office:value-type="float" office:value="8.3468">
            <text:p>8,35</text:p>
          </table:table-cell>
          <table:table-cell office:value-type="float" office:value="640000">
            <text:p>640000</text:p>
          </table:table-cell>
          <table:table-cell table:formula="oooc:=AVERAGE([.B95:.B104])" office:value-type="float" office:value="496.60279">
            <text:p>496,6</text:p>
          </table:table-cell>
          <table:table-cell table:formula="oooc:=AVERAGE([.C95:.C104])" office:value-type="float" office:value="536.76649">
            <text:p>536,77</text:p>
          </table:table-cell>
          <table:table-cell table:formula="oooc:=AVERAGE([.D95:.D104])" office:value-type="float" office:value="1375.1245">
            <text:p>1375,12</text:p>
          </table:table-cell>
          <table:table-cell/>
          <table:table-cell table:formula="oooc:=[.G12]/([.F12]/100)-100" office:value-type="float" office:value="8.08769117064364">
            <text:p>8,09</text:p>
          </table:table-cell>
          <table:table-cell table:formula="oooc:=[.H12]/([.F12]/100)-100" office:value-type="float" office:value="176.906317823949">
            <text:p>176,91</text:p>
          </table:table-cell>
        </table:table-row>
        <table:table-row table:style-name="ro1">
          <table:table-cell/>
          <table:table-cell office:value-type="float" office:value="3.5737">
            <text:p>3,57</text:p>
          </table:table-cell>
          <table:table-cell office:value-type="float" office:value="3.6246">
            <text:p>3,62</text:p>
          </table:table-cell>
          <table:table-cell office:value-type="float" office:value="10.2095">
            <text:p>10,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6925">
            <text:p>3,69</text:p>
          </table:table-cell>
          <table:table-cell office:value-type="float" office:value="3.3516">
            <text:p>3,35</text:p>
          </table:table-cell>
          <table:table-cell office:value-type="float" office:value="9.5673">
            <text:p>9,57</text:p>
          </table:table-cell>
          <table:table-cell>
            <draw:frame table:end-cell-address="Feuille1.J65" table:end-x="13.981cm" table:end-y="0.202cm" draw:z-index="0" draw:style-name="gr1" svg:width="30.179cm" svg:height="23.752cm" svg:x="2.036cm" svg:y="0.469cm">
              <draw:object draw:notify-on-update-of-ranges="Feuille1.E4:Feuille1.E4 Feuille1.E5:Feuille1.E12 Feuille1.F4:Feuille1.F4 Feuille1.F5:Feuille1.F12 Feuille1.G4:Feuille1.G4 Feuille1.G5:Feuille1.G12 Feuille1.H4:Feuille1.H4 Feuille1.H5:Feuille1.H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.1851">
            <text:p>8,19</text:p>
          </table:table-cell>
          <table:table-cell office:value-type="float" office:value="10.0063">
            <text:p>10,01</text:p>
          </table:table-cell>
          <table:table-cell office:value-type="float" office:value="19.1305">
            <text:p>19,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7538">
            <text:p>6,75</text:p>
          </table:table-cell>
          <table:table-cell office:value-type="float" office:value="7.3358">
            <text:p>7,34</text:p>
          </table:table-cell>
          <table:table-cell office:value-type="float" office:value="17.2552">
            <text:p>17,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3698">
            <text:p>7,37</text:p>
          </table:table-cell>
          <table:table-cell office:value-type="float" office:value="7.054">
            <text:p>7,05</text:p>
          </table:table-cell>
          <table:table-cell office:value-type="float" office:value="18.4493">
            <text:p>18,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5125">
            <text:p>7,51</text:p>
          </table:table-cell>
          <table:table-cell office:value-type="float" office:value="7.5085">
            <text:p>7,51</text:p>
          </table:table-cell>
          <table:table-cell office:value-type="float" office:value="17.5758">
            <text:p>17,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3059">
            <text:p>7,31</text:p>
          </table:table-cell>
          <table:table-cell office:value-type="float" office:value="7.1539">
            <text:p>7,15</text:p>
          </table:table-cell>
          <table:table-cell office:value-type="float" office:value="20.1695">
            <text:p>20,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0636">
            <text:p>7,06</text:p>
          </table:table-cell>
          <table:table-cell office:value-type="float" office:value="8.0317">
            <text:p>8,03</text:p>
          </table:table-cell>
          <table:table-cell office:value-type="float" office:value="18.8029">
            <text:p>18,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0938">
            <text:p>8,09</text:p>
          </table:table-cell>
          <table:table-cell office:value-type="float" office:value="7.3937">
            <text:p>7,39</text:p>
          </table:table-cell>
          <table:table-cell office:value-type="float" office:value="20.2792">
            <text:p>20,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6554">
            <text:p>7,66</text:p>
          </table:table-cell>
          <table:table-cell office:value-type="float" office:value="6.9534">
            <text:p>6,95</text:p>
          </table:table-cell>
          <table:table-cell office:value-type="float" office:value="19.1612">
            <text:p>19,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0781">
            <text:p>7,08</text:p>
          </table:table-cell>
          <table:table-cell office:value-type="float" office:value="8.1841">
            <text:p>8,18</text:p>
          </table:table-cell>
          <table:table-cell office:value-type="float" office:value="20.7192">
            <text:p>20,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071">
            <text:p>8,07</text:p>
          </table:table-cell>
          <table:table-cell office:value-type="float" office:value="8.4254">
            <text:p>8,43</text:p>
          </table:table-cell>
          <table:table-cell office:value-type="float" office:value="17.9701">
            <text:p>17,9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.0117">
            <text:p>16,01</text:p>
          </table:table-cell>
          <table:table-cell office:value-type="float" office:value="15.421">
            <text:p>15,42</text:p>
          </table:table-cell>
          <table:table-cell office:value-type="float" office:value="44.0774">
            <text:p>44,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0891">
            <text:p>14,09</text:p>
          </table:table-cell>
          <table:table-cell office:value-type="float" office:value="15.7968">
            <text:p>15,8</text:p>
          </table:table-cell>
          <table:table-cell office:value-type="float" office:value="42.2057">
            <text:p>42,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5308">
            <text:p>14,53</text:p>
          </table:table-cell>
          <table:table-cell office:value-type="float" office:value="15.2225">
            <text:p>15,22</text:p>
          </table:table-cell>
          <table:table-cell office:value-type="float" office:value="43.2226">
            <text:p>43,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3635">
            <text:p>14,36</text:p>
          </table:table-cell>
          <table:table-cell office:value-type="float" office:value="16.1766">
            <text:p>16,18</text:p>
          </table:table-cell>
          <table:table-cell office:value-type="float" office:value="39.9658">
            <text:p>39,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936">
            <text:p>15,94</text:p>
          </table:table-cell>
          <table:table-cell office:value-type="float" office:value="19.7893">
            <text:p>19,79</text:p>
          </table:table-cell>
          <table:table-cell office:value-type="float" office:value="42.7262">
            <text:p>42,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0334">
            <text:p>14,03</text:p>
          </table:table-cell>
          <table:table-cell office:value-type="float" office:value="16.679">
            <text:p>16,68</text:p>
          </table:table-cell>
          <table:table-cell office:value-type="float" office:value="39.3638">
            <text:p>39,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678">
            <text:p>15,68</text:p>
          </table:table-cell>
          <table:table-cell office:value-type="float" office:value="17.5729">
            <text:p>17,57</text:p>
          </table:table-cell>
          <table:table-cell office:value-type="float" office:value="38.5231">
            <text:p>38,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1327">
            <text:p>14,13</text:p>
          </table:table-cell>
          <table:table-cell office:value-type="float" office:value="15.6491">
            <text:p>15,65</text:p>
          </table:table-cell>
          <table:table-cell office:value-type="float" office:value="40.132">
            <text:p>40,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5396">
            <text:p>14,54</text:p>
          </table:table-cell>
          <table:table-cell office:value-type="float" office:value="13.8004">
            <text:p>13,8</text:p>
          </table:table-cell>
          <table:table-cell office:value-type="float" office:value="43.4901">
            <text:p>43,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2083">
            <text:p>16,21</text:p>
          </table:table-cell>
          <table:table-cell office:value-type="float" office:value="16.2061">
            <text:p>16,21</text:p>
          </table:table-cell>
          <table:table-cell office:value-type="float" office:value="39.9762">
            <text:p>39,98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32.1743">
            <text:p>32,17</text:p>
          </table:table-cell>
          <table:table-cell office:value-type="float" office:value="31.4421">
            <text:p>31,44</text:p>
          </table:table-cell>
          <table:table-cell office:value-type="float" office:value="86.1294">
            <text:p>86,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3583">
            <text:p>30,36</text:p>
          </table:table-cell>
          <table:table-cell office:value-type="float" office:value="32.9015">
            <text:p>32,9</text:p>
          </table:table-cell>
          <table:table-cell office:value-type="float" office:value="82.446">
            <text:p>82,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6597">
            <text:p>30,66</text:p>
          </table:table-cell>
          <table:table-cell office:value-type="float" office:value="33.5508">
            <text:p>33,55</text:p>
          </table:table-cell>
          <table:table-cell office:value-type="float" office:value="83.7975">
            <text:p>83,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3336">
            <text:p>30,33</text:p>
          </table:table-cell>
          <table:table-cell office:value-type="float" office:value="31.5102">
            <text:p>31,51</text:p>
          </table:table-cell>
          <table:table-cell office:value-type="float" office:value="86.448">
            <text:p>86,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.9716">
            <text:p>32,97</text:p>
          </table:table-cell>
          <table:table-cell office:value-type="float" office:value="33.2975">
            <text:p>33,3</text:p>
          </table:table-cell>
          <table:table-cell office:value-type="float" office:value="82.119">
            <text:p>82,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.2795">
            <text:p>32,28</text:p>
          </table:table-cell>
          <table:table-cell office:value-type="float" office:value="29.5421">
            <text:p>29,54</text:p>
          </table:table-cell>
          <table:table-cell office:value-type="float" office:value="81.0591">
            <text:p>81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.587">
            <text:p>33,59</text:p>
          </table:table-cell>
          <table:table-cell office:value-type="float" office:value="33.599">
            <text:p>33,6</text:p>
          </table:table-cell>
          <table:table-cell office:value-type="float" office:value="82.9352">
            <text:p>82,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6783">
            <text:p>30,68</text:p>
          </table:table-cell>
          <table:table-cell office:value-type="float" office:value="34.2519">
            <text:p>34,25</text:p>
          </table:table-cell>
          <table:table-cell office:value-type="float" office:value="79.1818">
            <text:p>79,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9643">
            <text:p>30,96</text:p>
          </table:table-cell>
          <table:table-cell office:value-type="float" office:value="32.8723">
            <text:p>32,87</text:p>
          </table:table-cell>
          <table:table-cell office:value-type="float" office:value="83.0833">
            <text:p>83,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3156">
            <text:p>30,32</text:p>
          </table:table-cell>
          <table:table-cell office:value-type="float" office:value="35.1964">
            <text:p>35,2</text:p>
          </table:table-cell>
          <table:table-cell office:value-type="float" office:value="81.3985">
            <text:p>81,4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62.4737">
            <text:p>62,47</text:p>
          </table:table-cell>
          <table:table-cell office:value-type="float" office:value="66.7397">
            <text:p>66,74</text:p>
          </table:table-cell>
          <table:table-cell office:value-type="float" office:value="170.7696">
            <text:p>170,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.6434">
            <text:p>60,64</text:p>
          </table:table-cell>
          <table:table-cell office:value-type="float" office:value="66.8624">
            <text:p>66,86</text:p>
          </table:table-cell>
          <table:table-cell office:value-type="float" office:value="171.5305">
            <text:p>171,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.5822">
            <text:p>64,58</text:p>
          </table:table-cell>
          <table:table-cell office:value-type="float" office:value="69.7411">
            <text:p>69,74</text:p>
          </table:table-cell>
          <table:table-cell office:value-type="float" office:value="170.584">
            <text:p>170,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.8533">
            <text:p>61,85</text:p>
          </table:table-cell>
          <table:table-cell office:value-type="float" office:value="62.346">
            <text:p>62,35</text:p>
          </table:table-cell>
          <table:table-cell office:value-type="float" office:value="165.5327">
            <text:p>165,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.4635">
            <text:p>60,46</text:p>
          </table:table-cell>
          <table:table-cell office:value-type="float" office:value="62.3688">
            <text:p>62,37</text:p>
          </table:table-cell>
          <table:table-cell office:value-type="float" office:value="168.5248">
            <text:p>168,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.649">
            <text:p>60,65</text:p>
          </table:table-cell>
          <table:table-cell office:value-type="float" office:value="66.597">
            <text:p>66,6</text:p>
          </table:table-cell>
          <table:table-cell office:value-type="float" office:value="172.6272">
            <text:p>172,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.3917">
            <text:p>60,39</text:p>
          </table:table-cell>
          <table:table-cell office:value-type="float" office:value="78.153">
            <text:p>78,15</text:p>
          </table:table-cell>
          <table:table-cell office:value-type="float" office:value="171.2258">
            <text:p>171,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.941">
            <text:p>60,94</text:p>
          </table:table-cell>
          <table:table-cell office:value-type="float" office:value="65.5965">
            <text:p>65,6</text:p>
          </table:table-cell>
          <table:table-cell office:value-type="float" office:value="164.6575">
            <text:p>164,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.0397">
            <text:p>62,04</text:p>
          </table:table-cell>
          <table:table-cell office:value-type="float" office:value="65.1179">
            <text:p>65,12</text:p>
          </table:table-cell>
          <table:table-cell office:value-type="float" office:value="168.5397">
            <text:p>168,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.2038">
            <text:p>62,2</text:p>
          </table:table-cell>
          <table:table-cell office:value-type="float" office:value="64.1718">
            <text:p>64,17</text:p>
          </table:table-cell>
          <table:table-cell office:value-type="float" office:value="172.4022">
            <text:p>172,4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129.0773">
            <text:p>129,08</text:p>
          </table:table-cell>
          <table:table-cell office:value-type="float" office:value="140.4732">
            <text:p>140,47</text:p>
          </table:table-cell>
          <table:table-cell office:value-type="float" office:value="344.5915">
            <text:p>344,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.1425">
            <text:p>123,14</text:p>
          </table:table-cell>
          <table:table-cell office:value-type="float" office:value="126.0686">
            <text:p>126,07</text:p>
          </table:table-cell>
          <table:table-cell office:value-type="float" office:value="339.7821">
            <text:p>339,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.778">
            <text:p>121,78</text:p>
          </table:table-cell>
          <table:table-cell office:value-type="float" office:value="132.3887">
            <text:p>132,39</text:p>
          </table:table-cell>
          <table:table-cell office:value-type="float" office:value="341.8656">
            <text:p>341,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.5404">
            <text:p>118,54</text:p>
          </table:table-cell>
          <table:table-cell office:value-type="float" office:value="138.4552">
            <text:p>138,46</text:p>
          </table:table-cell>
          <table:table-cell office:value-type="float" office:value="348.469">
            <text:p>348,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.4982">
            <text:p>124,5</text:p>
          </table:table-cell>
          <table:table-cell office:value-type="float" office:value="130.9635">
            <text:p>130,96</text:p>
          </table:table-cell>
          <table:table-cell office:value-type="float" office:value="341.1189">
            <text:p>341,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.5875">
            <text:p>125,59</text:p>
          </table:table-cell>
          <table:table-cell office:value-type="float" office:value="137.5423">
            <text:p>137,54</text:p>
          </table:table-cell>
          <table:table-cell office:value-type="float" office:value="342.9943">
            <text:p>342,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.2825">
            <text:p>128,28</text:p>
          </table:table-cell>
          <table:table-cell office:value-type="float" office:value="128.3455">
            <text:p>128,35</text:p>
          </table:table-cell>
          <table:table-cell office:value-type="float" office:value="340.5402">
            <text:p>340,54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.3603">
            <text:p>123,36</text:p>
          </table:table-cell>
          <table:table-cell office:value-type="float" office:value="133.4399">
            <text:p>133,44</text:p>
          </table:table-cell>
          <table:table-cell office:value-type="float" office:value="344.6311">
            <text:p>344,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.3731">
            <text:p>125,37</text:p>
          </table:table-cell>
          <table:table-cell office:value-type="float" office:value="136.1847">
            <text:p>136,18</text:p>
          </table:table-cell>
          <table:table-cell office:value-type="float" office:value="343.7575">
            <text:p>343,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.5735">
            <text:p>123,57</text:p>
          </table:table-cell>
          <table:table-cell office:value-type="float" office:value="136.5002">
            <text:p>136,5</text:p>
          </table:table-cell>
          <table:table-cell office:value-type="float" office:value="334.5266">
            <text:p>334,53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241.9793">
            <text:p>241,98</text:p>
          </table:table-cell>
          <table:table-cell office:value-type="float" office:value="266.0623">
            <text:p>266,06</text:p>
          </table:table-cell>
          <table:table-cell office:value-type="float" office:value="688.7645">
            <text:p>688,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5.6937">
            <text:p>245,69</text:p>
          </table:table-cell>
          <table:table-cell office:value-type="float" office:value="267.5289">
            <text:p>267,53</text:p>
          </table:table-cell>
          <table:table-cell office:value-type="float" office:value="680.9629">
            <text:p>680,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6.0105">
            <text:p>246,01</text:p>
          </table:table-cell>
          <table:table-cell office:value-type="float" office:value="259.9554">
            <text:p>259,96</text:p>
          </table:table-cell>
          <table:table-cell office:value-type="float" office:value="666.6662">
            <text:p>666,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.1393">
            <text:p>249,14</text:p>
          </table:table-cell>
          <table:table-cell office:value-type="float" office:value="273.43">
            <text:p>273,43</text:p>
          </table:table-cell>
          <table:table-cell office:value-type="float" office:value="674.906">
            <text:p>674,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.3239">
            <text:p>250,32</text:p>
          </table:table-cell>
          <table:table-cell office:value-type="float" office:value="263.6108">
            <text:p>263,61</text:p>
          </table:table-cell>
          <table:table-cell office:value-type="float" office:value="686.9814">
            <text:p>686,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.3678">
            <text:p>249,37</text:p>
          </table:table-cell>
          <table:table-cell office:value-type="float" office:value="266.5028">
            <text:p>266,5</text:p>
          </table:table-cell>
          <table:table-cell office:value-type="float" office:value="674.4216">
            <text:p>674,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.2677">
            <text:p>255,27</text:p>
          </table:table-cell>
          <table:table-cell office:value-type="float" office:value="255.1557">
            <text:p>255,16</text:p>
          </table:table-cell>
          <table:table-cell office:value-type="float" office:value="678.7668">
            <text:p>678,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.9988">
            <text:p>250</text:p>
          </table:table-cell>
          <table:table-cell office:value-type="float" office:value="264.8916">
            <text:p>264,89</text:p>
          </table:table-cell>
          <table:table-cell office:value-type="float" office:value="684.3324">
            <text:p>684,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5.2685">
            <text:p>245,27</text:p>
          </table:table-cell>
          <table:table-cell office:value-type="float" office:value="268.4917">
            <text:p>268,49</text:p>
          </table:table-cell>
          <table:table-cell office:value-type="float" office:value="694.5488">
            <text:p>694,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6.8278">
            <text:p>246,83</text:p>
          </table:table-cell>
          <table:table-cell office:value-type="float" office:value="259.9856">
            <text:p>259,99</text:p>
          </table:table-cell>
          <table:table-cell office:value-type="float" office:value="691.7743">
            <text:p>691,77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497.5674">
            <text:p>497,57</text:p>
          </table:table-cell>
          <table:table-cell office:value-type="float" office:value="542.0046">
            <text:p>542</text:p>
          </table:table-cell>
          <table:table-cell office:value-type="float" office:value="1377.8406">
            <text:p>1377,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5.1174">
            <text:p>495,12</text:p>
          </table:table-cell>
          <table:table-cell office:value-type="float" office:value="518.232">
            <text:p>518,23</text:p>
          </table:table-cell>
          <table:table-cell office:value-type="float" office:value="1364.2109">
            <text:p>1364,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7.8214">
            <text:p>497,82</text:p>
          </table:table-cell>
          <table:table-cell office:value-type="float" office:value="528.4608">
            <text:p>528,46</text:p>
          </table:table-cell>
          <table:table-cell office:value-type="float" office:value="1377.4929">
            <text:p>1377,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.8663">
            <text:p>489,87</text:p>
          </table:table-cell>
          <table:table-cell office:value-type="float" office:value="514.9586">
            <text:p>514,96</text:p>
          </table:table-cell>
          <table:table-cell office:value-type="float" office:value="1401.148">
            <text:p>1401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8.54">
            <text:p>488,54</text:p>
          </table:table-cell>
          <table:table-cell office:value-type="float" office:value="526.6803">
            <text:p>526,68</text:p>
          </table:table-cell>
          <table:table-cell office:value-type="float" office:value="1374.1346">
            <text:p>1374,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9.7988">
            <text:p>509,8</text:p>
          </table:table-cell>
          <table:table-cell office:value-type="float" office:value="546.2537">
            <text:p>546,25</text:p>
          </table:table-cell>
          <table:table-cell office:value-type="float" office:value="1383.7221">
            <text:p>1383,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9.7824">
            <text:p>499,78</text:p>
          </table:table-cell>
          <table:table-cell office:value-type="float" office:value="562.0133">
            <text:p>562,01</text:p>
          </table:table-cell>
          <table:table-cell office:value-type="float" office:value="1367.6552">
            <text:p>1367,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2.398">
            <text:p>502,4</text:p>
          </table:table-cell>
          <table:table-cell office:value-type="float" office:value="537.503">
            <text:p>537,5</text:p>
          </table:table-cell>
          <table:table-cell office:value-type="float" office:value="1372.5677">
            <text:p>1372,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6.8093">
            <text:p>496,81</text:p>
          </table:table-cell>
          <table:table-cell office:value-type="float" office:value="543.3353">
            <text:p>543,34</text:p>
          </table:table-cell>
          <table:table-cell office:value-type="float" office:value="1370.8232">
            <text:p>1370,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8.3269">
            <text:p>488,33</text:p>
          </table:table-cell>
          <table:table-cell office:value-type="float" office:value="548.2233">
            <text:p>548,22</text:p>
          </table:table-cell>
          <table:table-cell office:value-type="float" office:value="1361.6498">
            <text:p>1361,65</text:p>
          </table:table-cell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cat `ls | grep 640000 | grep DRBD ` | grep "total time:" | cut -d ':' -f2 | sed -e s/\ //g | sed -e 's/\./,/g' | sed -e s/s//g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/06/2009</text:date>, <text:time>12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ris Bremond</meta:initial-creator>
    <meta:creation-date>2009-06-16T15:27:22</meta:creation-date>
    <dc:creator>Joris Bremond</dc:creator>
    <dc:date>2009-06-23T12:46:55</dc:date>
    <meta:printed-by>Joris Bremond</meta:printed-by>
    <meta:print-date>2009-06-19T10:21:18</meta:print-date>
    <meta:editing-cycles>43</meta:editing-cycles>
    <meta:editing-duration>PT4H59M12S</meta:editing-duration>
    <meta:user-defined meta:name="Info 1"/>
    <meta:user-defined meta:name="Info 2"/>
    <meta:user-defined meta:name="Info 3"/>
    <meta:user-defined meta:name="Info 4"/>
    <meta:document-statistic meta:table-count="3" meta:cell-count="3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pline-order="3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 chart:data-label-number="value" chart:data-label-text="false" chart:data-label-symbol="fals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 chart:data-label-number="value" chart:data-label-text="false" chart:data-label-symbol="fals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 chart:data-label-number="value" chart:data-label-text="false" chart:data-label-symbol="fals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30.18cm" svg:height="23.753cm" chart:class="chart:line" chart:style-name="ch1">
        <chart:title svg:x="10.906cm" svg:y="0.475cm" chart:style-name="ch2">
          <text:p>Mysql Benchmark - with and without DRBD</text:p>
        </chart:title>
        <chart:legend chart:legend-position="end" svg:x="24.625cm" svg:y="11.248cm" chart:style-name="ch3"/>
        <chart:plot-area chart:style-name="ch4" table:cell-range-address="Feuille1.E4:Feuille1.H12" chart:data-source-has-labels="both" svg:x="1.005cm" svg:y="1.459cm" svg:width="23.017cm" svg:height="21.069cm">
          <chart:axis chart:dimension="x" chart:name="primary-x" chart:style-name="ch5">
            <chart:title svg:x="9.402cm" svg:y="22.444cm" chart:style-name="ch6">
              <text:p>Number of queries launched by 16 clients (*16)</text:p>
            </chart:title>
            <chart:categories table:cell-range-address="Feuille1.E5:Feuille1.E12"/>
          </chart:axis>
          <chart:axis chart:dimension="y" chart:name="primary-y" chart:style-name="ch7">
            <chart:title svg:x="0.604cm" svg:y="13.043cm" chart:style-name="ch8">
              <text:p>Time in second (s)</text:p>
            </chart:title>
            <chart:grid chart:style-name="ch9" chart:class="major"/>
          </chart:axis>
          <chart:series chart:style-name="ch10" chart:values-cell-range-address="Feuille1.F5:Feuille1.F12" chart:label-cell-address="Feuille1.F4:Feuille1.F4" chart:class="chart:line">
            <chart:data-point chart:repeated="8"/>
          </chart:series>
          <chart:series chart:style-name="ch11" chart:values-cell-range-address="Feuille1.G5:Feuille1.G12" chart:label-cell-address="Feuille1.G4:Feuille1.G4" chart:class="chart:line">
            <chart:data-point chart:repeated="8"/>
          </chart:series>
          <chart:series chart:style-name="ch12" chart:values-cell-range-address="Feuille1.H5:Feuille1.H12" chart:label-cell-address="Feuille1.H4:Feuille1.H4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DRBD</text:p>
              </table:table-cell>
              <table:table-cell office:value-type="string">
                <text:p>with DRBD(non saturated network)</text:p>
              </table:table-cell>
              <table:table-cell office:value-type="string">
                <text:p>With DRBD(saturated network)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3.66754">
                <text:p>3.66754</text:p>
              </table:table-cell>
              <table:table-cell office:value-type="float" office:value="3.66014">
                <text:p>3.66014</text:p>
              </table:table-cell>
              <table:table-cell office:value-type="float" office:value="8.75394">
                <text:p>8.7539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.5089">
                <text:p>7.5089</text:p>
              </table:table-cell>
              <table:table-cell office:value-type="float" office:value="7.80468">
                <text:p>7.80468</text:p>
              </table:table-cell>
              <table:table-cell office:value-type="float" office:value="18.95129">
                <text:p>18.9512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4.95231">
                <text:p>14.95231</text:p>
              </table:table-cell>
              <table:table-cell office:value-type="float" office:value="16.23137">
                <text:p>16.23137</text:p>
              </table:table-cell>
              <table:table-cell office:value-type="float" office:value="41.36829">
                <text:p>41.36829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1.43222">
                <text:p>31.43222</text:p>
              </table:table-cell>
              <table:table-cell office:value-type="float" office:value="32.81638">
                <text:p>32.81638</text:p>
              </table:table-cell>
              <table:table-cell office:value-type="float" office:value="82.85978">
                <text:p>82.85978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61.62413">
                <text:p>61.62413</text:p>
              </table:table-cell>
              <table:table-cell office:value-type="float" office:value="66.76942">
                <text:p>66.76942</text:p>
              </table:table-cell>
              <table:table-cell office:value-type="float" office:value="169.6394">
                <text:p>169.6394</text:p>
              </table:table-cell>
            </table:table-row>
            <table:table-row>
              <table:table-cell office:value-type="string">
                <text:p>160000</text:p>
              </table:table-cell>
              <table:table-cell office:value-type="float" office:value="124.32133">
                <text:p>124.32133</text:p>
              </table:table-cell>
              <table:table-cell office:value-type="float" office:value="134.03618">
                <text:p>134.03618</text:p>
              </table:table-cell>
              <table:table-cell office:value-type="float" office:value="342.22768">
                <text:p>342.22768</text:p>
              </table:table-cell>
            </table:table-row>
            <table:table-row>
              <table:table-cell office:value-type="string">
                <text:p>320000</text:p>
              </table:table-cell>
              <table:table-cell office:value-type="float" office:value="247.98773">
                <text:p>247.98773</text:p>
              </table:table-cell>
              <table:table-cell office:value-type="float" office:value="264.56148">
                <text:p>264.56148</text:p>
              </table:table-cell>
              <table:table-cell office:value-type="float" office:value="682.21249">
                <text:p>682.21249</text:p>
              </table:table-cell>
            </table:table-row>
            <table:table-row>
              <table:table-cell office:value-type="string">
                <text:p>640000</text:p>
              </table:table-cell>
              <table:table-cell office:value-type="float" office:value="496.60279">
                <text:p>496.60279</text:p>
              </table:table-cell>
              <table:table-cell office:value-type="float" office:value="536.76649">
                <text:p>536.76649</text:p>
              </table:table-cell>
              <table:table-cell office:value-type="float" office:value="1375.1245">
                <text:p>1375.1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